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"B... By continuing north, one may reach
a relaxing port town of great repute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"However, it is a place which represents
failure—in none other than oneself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"So, one must continue. O-Onwards to the
road of trials... *squirm*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"The demons of sin, who well forth from
one's being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One must resist their foul enticement, and
prove their worthiness as a true warrior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"I will not lose... I-I will not give in...
*squirm*... *fidget*..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30T20:48:23+01:00</meta:creation-date>
    <dc:date>2020-01-30T20:4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